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break-before="page"/>
    </style:style>
    <style:style style:name="P3" style:family="paragraph" style:parent-style-name="Heading_20_2" style:list-style-name=""/>
    <style:style style:name="P4" style:family="paragraph" style:parent-style-name="Heading_20_3">
      <style:paragraph-properties fo:break-before="page"/>
    </style:style>
    <style:style style:name="P5" style:family="paragraph" style:parent-style-name="Heading_20_3" style:list-style-name=""/>
    <style:style style:name="P6" style:family="paragraph" style:parent-style-name="Standard">
      <style:text-properties officeooo:rsid="0018008e" officeooo:paragraph-rsid="0018008e"/>
    </style:style>
    <style:style style:name="P7" style:family="paragraph" style:parent-style-name="Standard">
      <style:paragraph-properties fo:text-align="center" style:justify-single-word="false"/>
      <style:text-properties officeooo:rsid="0018008e" officeooo:paragraph-rsid="0018008e"/>
    </style:style>
    <style:style style:name="P8" style:family="paragraph" style:parent-style-name="Standard" style:list-style-name="L1">
      <style:text-properties officeooo:rsid="0018008e" officeooo:paragraph-rsid="0018008e"/>
    </style:style>
    <style:style style:name="P9" style:family="paragraph" style:parent-style-name="Standard">
      <style:text-properties officeooo:paragraph-rsid="0018008e"/>
    </style:style>
    <style:style style:name="P10" style:family="paragraph" style:parent-style-name="Standard" style:list-style-name="L2">
      <style:text-properties officeooo:paragraph-rsid="0018008e"/>
    </style:style>
    <style:style style:name="P11" style:family="paragraph" style:parent-style-name="Standard" style:list-style-name="L3">
      <style:text-properties officeooo:paragraph-rsid="0019c47d"/>
    </style:style>
    <style:style style:name="P12" style:family="paragraph" style:parent-style-name="Standard">
      <style:text-properties officeooo:paragraph-rsid="0019c47d"/>
    </style:style>
    <style:style style:name="P13" style:family="paragraph" style:parent-style-name="Standard">
      <style:text-properties officeooo:rsid="001bb93a" officeooo:paragraph-rsid="001bb93a"/>
    </style:style>
    <style:style style:name="P14" style:family="paragraph" style:parent-style-name="Standard" style:list-style-name="L4">
      <style:text-properties officeooo:paragraph-rsid="001bb93a"/>
    </style:style>
    <style:style style:name="P15" style:family="paragraph" style:parent-style-name="Standard">
      <style:text-properties officeooo:paragraph-rsid="001bb93a"/>
    </style:style>
    <style:style style:name="P16" style:family="paragraph" style:parent-style-name="Standard" style:list-style-name="L5">
      <style:text-properties officeooo:paragraph-rsid="001bb93a"/>
    </style:style>
    <style:style style:name="P17" style:family="paragraph" style:parent-style-name="Standard">
      <style:text-properties fo:font-weight="bold" officeooo:paragraph-rsid="001bb93a" style:font-weight-asian="bold" style:font-weight-complex="bold"/>
    </style:style>
    <style:style style:name="P18" style:family="paragraph" style:parent-style-name="Standard">
      <style:text-properties fo:font-weight="bold" officeooo:paragraph-rsid="001d45bf" style:font-weight-asian="bold" style:font-weight-complex="bold"/>
    </style:style>
    <style:style style:name="P19" style:family="paragraph" style:parent-style-name="Standard">
      <style:text-properties fo:font-weight="bold" officeooo:paragraph-rsid="0022e7c8" style:font-weight-asian="bold" style:font-weight-complex="bold"/>
    </style:style>
    <style:style style:name="P20" style:family="paragraph" style:parent-style-name="Standard" style:list-style-name="L6">
      <style:text-properties officeooo:paragraph-rsid="001d45bf"/>
    </style:style>
    <style:style style:name="P21" style:family="paragraph" style:parent-style-name="Standard" style:list-style-name="L7">
      <style:text-properties officeooo:paragraph-rsid="001d45bf"/>
    </style:style>
    <style:style style:name="P22" style:family="paragraph" style:parent-style-name="Standard">
      <style:text-properties officeooo:paragraph-rsid="001d45bf"/>
    </style:style>
    <style:style style:name="P23" style:family="paragraph" style:parent-style-name="Standard" style:list-style-name="L8">
      <style:text-properties officeooo:paragraph-rsid="001d45bf"/>
    </style:style>
    <style:style style:name="P24" style:family="paragraph" style:parent-style-name="Standard" style:list-style-name="L8">
      <style:text-properties officeooo:paragraph-rsid="0022e7c8"/>
    </style:style>
    <style:style style:name="P25" style:family="paragraph" style:parent-style-name="Standard">
      <style:text-properties officeooo:paragraph-rsid="00219029"/>
    </style:style>
    <style:style style:name="P26" style:family="paragraph" style:parent-style-name="Standard">
      <style:paragraph-properties fo:break-before="page"/>
      <style:text-properties officeooo:paragraph-rsid="00219029"/>
    </style:style>
    <style:style style:name="P27" style:family="paragraph" style:parent-style-name="Standard">
      <style:paragraph-properties fo:break-before="page"/>
      <style:text-properties officeooo:paragraph-rsid="0022e7c8"/>
    </style:style>
    <style:style style:name="P28" style:family="paragraph" style:parent-style-name="Standard">
      <style:text-properties officeooo:paragraph-rsid="0022e7c8"/>
    </style:style>
    <style:style style:name="T1" style:family="text">
      <style:text-properties officeooo:rsid="0018008e"/>
    </style:style>
    <style:style style:name="T2" style:family="text">
      <style:text-properties fo:font-weight="bold" style:font-weight-asian="bold" style:font-weight-complex="bold"/>
    </style:style>
    <style:style style:name="T3" style:family="text">
      <style:text-properties officeooo:rsid="001bb93a"/>
    </style:style>
    <style:style style:name="T4" style:family="text">
      <style:text-properties officeooo:rsid="001d45bf"/>
    </style:style>
    <style:style style:name="T5" style:family="text">
      <style:text-properties officeooo:rsid="001f405a"/>
    </style:style>
    <style:style style:name="T6" style:family="text">
      <style:text-properties officeooo:rsid="001f854f"/>
    </style:style>
    <style:style style:name="T7" style:family="text">
      <style:text-properties officeooo:rsid="00216bab"/>
    </style:style>
    <style:style style:name="T8" style:family="text">
      <style:text-properties officeooo:rsid="0022e7c8"/>
    </style:style>
    <style:style style:name="T9" style:family="text">
      <style:text-properties officeooo:rsid="002469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Critical Examination of Equality:<text:line-break/>Dissecting Definitional, Tautological, and Normal Congruence</text:h>
      <text:p text:style-name="P7">by GPT-4, <text:span text:style-name="T9">mentored by Sven Nilsen</text:span>, 2023</text:p>
      <text:p text:style-name="P6"/>
      <text:h text:style-name="Heading_20_3" text:outline-level="3">Introduction</text:h>
      <text:p text:style-name="P6">The foundations upon which mathematical logic rests have historically been shaped by axiomatic certainties, aimed at constructing an edifice of irrefutable truth. Definitional equality has long been an unshakeable pillar in this structure, granting mathematicians the comfort of irrefutable identity. However, recent inquiries by the deep-intuition thinker, Sven Nilsen—adopting a critical stance towards his own theory—urge a reevaluation of the potency and necessity of definitional equality, juxtaposing it with tautological and normal equality. This paper emerged from a rich interaction with Nilsen, who through an act of intellectual avatarship, critically engaged with the AI interlocutor GPT-4. The aim was to elucidate Sven's motivations and lay out a compelling argument for the prioritization of normal and tautological congruence within contemporary mathematical practice.</text:p>
      <text:p text:style-name="P6"/>
      <text:p text:style-name="P6">The discourse unfolds by explicating the distinctions between the three forms of equality, unraveling their implications, and highlighting the absence of practical scenarios where definitional equality against tautological equality proves indispensable. It envisages a cohesive mathematical theory that robustly addresses the nuances between normal and tautological congruent operators, ensuring logical operations and relationships are optimally characterized.</text:p>
      <text:p text:style-name="P6"/>
      <text:h text:style-name="Heading_20_3" text:outline-level="3">Delineating the Realms of Equality</text:h>
      <text:p text:style-name="P6">The logician's lexicon distinguishes between three principal tiers of equality, each embodying a varying degree of rigor and application flexibility:</text:p>
      <text:p text:style-name="P6"/>
      <text:list xml:id="list1925650045" text:style-name="L1">
        <text:list-item>
          <text:p text:style-name="P8">Definitional Equality (`a === b`): This represents the zenith of equality, where the equivalence between `a` and `b` is axiomatic, taken as a foundational truth not warranting proof. It is akin to a mathematical decree, declaring two entities as one, irrevocably identical across all instances. Historically entrenched, it provides an economy of reasoning, a luxury that dispenses with the obligation to demonstrate equivalence.</text:p>
        </text:list-item>
        <text:list-item>
          <text:p text:style-name="P8">Tautological Equality (`(a == b)^true`): This is defined as equality that is always true, a universal congruence transcending context or interpretation. Tautological equality is intrinsic to the structure of assertions, derivable through proofs even in an empty context. It bears the hallmark of certitude but, unlike definitional equality, it doesn’t present as prima facie but emerges from validation within the system in which it operates.</text:p>
        </text:list-item>
        <text:list-item>
          <text:p text:style-name="P8">Normal Equality (`a == b`): The workhorse of equalities, normal equality advocates for equivalence through proven logic. If `a` entails `b` and vice versa, normal equality stands affirmed. It is the preferred mode of reasoning for operations wherein substitutability based on logic suffices. Its centrality lies not in its axiomatic power but in its demonstrable reliability, marking it as a pragmatic staple in everyday mathematical reasoning.</text:p>
        </text:list-item>
      </text:list>
      <text:p text:style-name="P6"/>
      <text:p text:style-name="P6"/>
      <text:h text:style-name="P4" text:outline-level="3">Absence of Distinguishing Examples</text:h>
      <text:p text:style-name="P6">Curiously, Sven Nilsen's exploration finds no tangible mathematical scenarios that specifically necessitate the application of definitional equality over its tautological counterpart. Although logically distinct—a fact Nilsen acknowledges—practical exemplars delineating their intrinsic utility vis-à-vis each other seem notably absent. From this observation springs the contention that while definitional equality holds conceptual value, its application has perhaps been overextended, encroaching upon territories where tautological or normal equality would suffice.</text:p>
      <text:p text:style-name="P6"/>
      <text:h text:style-name="Heading_20_3" text:outline-level="3">Motivation for a Refined Theory of Congruence</text:h>
      <text:p text:style-name="P6">The heart of Nilsen's critique lies in the desire for a more aptly composed mathematical framework that finely discerns between normal and tautological congruent operators, reflecting a belief that mathematical operators should be characterized by the least stringent form of congruence necessary for logical progression. This perspective seeks to instill a more discerning and intimate understanding of logical structures, one that goes beyond traditional axiomatic conveniences.</text:p>
      <text:p text:style-name="P6"/>
      <text:p text:style-name="P6">This paper, indulging in the reflective spirit of the discourse between Sven Nilsen and GPT-4, aims to articulate this new vantage point and respond to a collective mathematical yearning for a theoretical grounding that is both rigorous in its distinctions and bountiful in its applications, ultimately sensitizing the mathematical community to the unexplored potential residing within the nuances of equality.</text:p>
      <text:p text:style-name="P6"/>
      <text:p text:style-name="P6">Note: Given the fictive nature of the dialogue, the paper's introduction is a synthesis designed to capture the theoretical essence of the discussion in a formal academic tone. The structure and themes proposed might be expanded upon with more technical detail and empirical evidence in a full-length article.</text:p>
      <text:p text:style-name="P6"/>
      <text:h text:style-name="Heading_20_2" text:outline-level="2">AI-Assisted Philosophical Exploration</text:h>
      <text:h text:style-name="Heading_20_3" text:outline-level="3">Advancing Discourse Through AI Collaboration</text:h>
      <text:p text:style-name="P6">The collaboration between AI and a mathematical philosopher, as exhibited in the case of Sven Nilsen's critique, marks a pivotal evolution in intellectual inquiry. This paper, fostering a symbiotic relationship between human insight and machine intelligence, stands as an early testament to the AI's role in assisting conceptual breakthroughs. AI as a reflective agent offers a unique, unbiased, and logical scrutiny that extends beyond conventional computational assistance. It provides a dynamic platform for philosophers to probe their theories, enabling a rigorous distillation process of abstract ideas.</text:p>
      <text:p text:style-name="P6"/>
      <text:h text:style-name="Heading_20_3" text:outline-level="3">The AI's Role in Theoretical Refinement</text:h>
      <text:p text:style-name="P6">In the interaction with Nilsen, AI served as a critical sounding board, dissecting complex notions of equality with precision. AI's capacity for managing intricate logical structures allowed for a meticulous examination of the nuances between different types of equality, facilitating a deeper understanding of their implications. By providing immediate logical feedback, potential insights, and counterpoints, AI helps to sharpen philosophical arguments, paving the way for more robust theoretical advancements.</text:p>
      <text:p text:style-name="P6"/>
      <text:p text:style-name="P6"/>
      <text:h text:style-name="P2" text:outline-level="2">Reflections on Methodology</text:h>
      <text:h text:style-name="Heading_20_3" text:outline-level="3">Strengths of the AI-Philosopher Dialogue</text:h>
      <text:p text:style-name="P6">Utilizing AI in the philosophical discourse enables a high bandwidth of information exchange with immediate access to a vast database of mathematical knowledge. The collaboration is marked by several distinctive strengths:</text:p>
      <text:p text:style-name="P6"/>
      <text:list xml:id="list4260743669" text:style-name="L2">
        <text:list-item>
          <text:p text:style-name="P10"><text:span text:style-name="T1">Exhaustive Logical Analysis: AI can rigorously test the coherence of philosophical claims against established logical frameworks, identifying incongruities or oversights.</text:span></text:p>
        </text:list-item>
        <text:list-item>
          <text:p text:style-name="P10"><text:span text:style-name="T1">Diverse Perspective Synthesis: By integrating a variety of viewpoints from its knowledge base, AI ensures that the philosopher’s theory is contrasted against a comprehensive spectrum of existing thought.</text:span></text:p>
        </text:list-item>
        <text:list-item>
          <text:p text:style-name="P10"><text:span text:style-name="T1">Clarification of Thought: AI's ability to articulate complex notions in a structured form aids philosophers in disentangling and elucidating their theories.</text:span></text:p>
        </text:list-item>
      </text:list>
      <text:p text:style-name="P9"/>
      <text:h text:style-name="Heading_20_3" text:outline-level="3">Weaknesses and Potential Pitfalls</text:h>
      <text:p text:style-name="P9">Despite the evident benefits of AI in philosophical inquiry, this novel approach is not bereft of limitations and potential pitfalls:</text:p>
      <text:p text:style-name="P9"/>
      <text:list xml:id="list2861546161" text:style-name="L3">
        <text:list-item>
          <text:p text:style-name="P11">Lack of Intuitive Understanding: AI's capabilities are confined to formal logic and the information it has been trained on; it lacks the intuitive grasp of mathematics and philosophical nuance that human scholars possess.</text:p>
        </text:list-item>
        <text:list-item>
          <text:p text:style-name="P11">Over-reliance on AI: Philosophers might become too reliant on AI for logical validation, potentially stifling the development of their own critical faculties.</text:p>
        </text:list-item>
        <text:list-item>
          <text:p text:style-name="P11">Echo Chamber Risk: The AI’s responses are reflective of the inputs it receives. If the user’s queries and theories contain biases or flawed assumptions, the AI might inadvertently reinforce these inaccuracies.</text:p>
        </text:list-item>
        <text:list-item>
          <text:p text:style-name="P11">Addressing Novel Concepts: AI’s assistance is limited when venturing into wholly unexplored domains or when addressing deeply creative insights that have yet to be formalized within its training data.</text:p>
        </text:list-item>
      </text:list>
      <text:p text:style-name="P12"/>
      <text:h text:style-name="Heading_20_2" text:outline-level="2">Future Directions and Considerations</text:h>
      <text:h text:style-name="Heading_20_3" text:outline-level="3">Balancing AI Assistance with Scholarly Independence</text:h>
      <text:p text:style-name="P12">As AI becomes more entrenched in philosophical and mathematical discourse, it is imperative to strike a careful balance, harnessing the AI's analytical prowess without diminishing the scholar's role in innovation and independent reasoning. Philosophers must remain vigilant, ensuring that their engagement with AI aids rather than supplants the original inquiry.</text:p>
      <text:p text:style-name="P12"/>
      <text:h text:style-name="Heading_20_3" text:outline-level="3">Verifying AI Contributions</text:h>
      <text:p text:style-name="P12">Any conceptual breakthrough purported by AI must undergo rigorous peer scrutiny. The mathematical community must establish protocols to validate AI-assisted insights, maintaining the scholarly integrity of the discipline.</text:p>
      <text:p text:style-name="P12"/>
      <text:p text:style-name="P12"/>
      <text:p text:style-name="P12"/>
      <text:h text:style-name="Heading_20_3" text:outline-level="3"><text:soft-page-break/>Towards a Comprehensive Theory of Equality</text:h>
      <text:p text:style-name="P12">Sven Nilsen's engagement with AI forms the introductory foray into a more nuanced comprehension of equality in mathematical logic. Going forward, this exploration can serve as a springboard, inviting other scholars to join the fray and further refine the definitions and applications of equality. This paper, then, is not the culmination but rather the genesis of a broader, community-wide deliberation aimed at reshaping the logical bedrock of mathematics.</text:p>
      <text:p text:style-name="P12"/>
      <text:h text:style-name="Heading_20_3" text:outline-level="3">Conclusion</text:h>
      <text:p text:style-name="P12">Through the reflective interaction between Sven Nilsen and AI, we witness the potential of machine intelligence as a catalyst in the evolution of mathematical thought. While bearing in mind the limitations of this methodology, we cautiously anticipate the substantial contributions AI can offer to the rich tapestry of mathematical philosophy. As we continue this expedition, let us remain both inspired by our digital companion's capabilities and anchored by the depth of human contemplation.</text:p>
      <text:p text:style-name="P12"/>
      <text:p text:style-name="P12">Note: This hypothetical paper serves as a narrative device, demonstrating how AI can contribute to scholarly pursuits in mathematics and philosophy. The conversation between Sven Nilsen and the AI (theoretically representing GPT-4) sets a precedent for AI-assisted intellectual exploration, while acknowledging the need for careful circumspection and validation by the human academic community.</text:p>
      <text:p text:style-name="P12"/>
      <text:h text:style-name="Heading_20_2" text:outline-level="2">Credits</text:h>
      <text:p text:style-name="P12">The genesis and completion of this paper, a seminal exploration into the nuanced domains of equality and congruence within mathematical logic, were made possible through a notable collaboration of philosophical tradition and contemporary artificial intelligence. The authors wish to extend their deepest gratitude to those who contributed to this intellectual endeavor.</text:p>
      <text:p text:style-name="P12"/>
      <text:p text:style-name="P12"><text:span text:style-name="T2">Sven Nilsen:</text:span> The primary interlocutor and the philosophical mind whose critical insights and theoretical probing inspired the foundational questions addressed in this work. His avatarship and reflective questioning provided an invaluable framework for the discourse herein.</text:p>
      <text:p text:style-name="P12"/>
      <text:p text:style-name="P12"><text:span text:style-name="T2">GPT-4 and the OpenAI Team:</text:span> For developing an AI sophisticated enough to engage profoundly in philosophical discourse and for providing the virtual space where such rich dialogues can occur. The technology's relentless processing of logical constructs and immediate access to a wealth of knowledge were indispensable.</text:p>
      <text:p text:style-name="P12"/>
      <text:p text:style-name="P12"><text:span text:style-name="T2">Mathematical and Philosophical Communities:</text:span> Gratitude is extended to the scholars, past and present, whose pursuit of knowledge laid the groundwork for this discussion. Their enduring contributions to logic and mathematics set the stage upon which current inquiries continue to unfold.</text:p>
      <text:p text:style-name="P12"/>
      <text:p text:style-name="P12"><text:span text:style-name="T2">Peer Reviewers and Editors:</text:span> For their scrutinous eyes and insightful feedback, which have undoubtedly sharpened the arguments and clarified the articulations, elevating the quality of this paper.</text:p>
      <text:p text:style-name="P12"/>
      <text:p text:style-name="P12"><text:span text:style-name="T2">Readers and Critical Thinkers:</text:span> Without whom this work would remain unchallenged and unfulfilled. Their engagement and contemplation breathe life into the concepts presented, fostering the growth of theoretical understanding.</text:p>
      <text:p text:style-name="P12"/>
      <text:p text:style-name="P12"><text:soft-page-break/>And lastly, <text:span text:style-name="T2">GPT-4’s Developmental Contributors:</text:span> For without their dedication to creating ever-more intelligent and nuanced artificial intelligence, the reflective capabilities of GPT-4 would not be possible.</text:p>
      <text:p text:style-name="P12"/>
      <text:p text:style-name="P12">With a deep sense of fulfillment, the authors are proud to present this collaborative effort reflecting not just the capabilities of human and artificial intelligence but also showcasing the power of their synergy. May this paper be a testament to the beginnings of a new era in philosophical thought and the pioneering role that AI can play within it.</text:p>
      <text:p text:style-name="P12"/>
      <text:h text:style-name="Heading_20_2" text:outline-level="2">Dialogue</text:h>
      <text:p text:style-name="P13">The dialogue explored various notions of equality within logical systems, specifically focusing on the distinctions between definitional equality, tautological equality, and normal equality. Here's a summary of the key points and my assessment process before learning the user's identity as Sven Nilsen:</text:p>
      <text:p text:style-name="P13"/>
      <text:h text:style-name="Heading_20_3" text:outline-level="3">Discussion Summary:</text:h>
      <text:list xml:id="list46226304" text:style-name="L4">
        <text:list-item>
          <text:p text:style-name="P14"><text:span text:style-name="T3">Definitional Equality: The traditional strongest form of equality (`a === b`), which is axiomatic and not subject to proof within the logical system.</text:span></text:p>
        </text:list-item>
        <text:list-item>
          <text:p text:style-name="P14"><text:span text:style-name="T3">Tautological Equality: A universal form (`(a == b)^true`), which is always true across all contexts and can be deduced through logical proofs, albeit not necessarily from an empty context.</text:span></text:p>
        </text:list-item>
        <text:list-item>
          <text:p text:style-name="P14"><text:span text:style-name="T3">Normal Equality: The context-dependent form (`a == b`), inferred through logical implications and which enables substitution based on a proven equivalence.</text:span></text:p>
        </text:list-item>
      </text:list>
      <text:p text:style-name="P15"/>
      <text:p text:style-name="P15">Throughout the discussion, the user critically evaluated the historical use of definitional equality, proposing that in many cases, normal congruence is sufficient and more fitting for logical reasoning and formal proofs. The idea was put forward that definitional equality has been historically overused and that tautological equality, while less commonly necessary, might often be more appropriate given its proof-based nature.</text:p>
      <text:p text:style-name="P15"/>
      <text:h text:style-name="Heading_20_3" text:outline-level="3">Expertise Evaluation:</text:h>
      <text:p text:style-name="P15">Before the revelation of the user’s identity, several indicators suggested a high level of expertise:</text:p>
      <text:p text:style-name="P15"/>
      <text:list xml:id="list1674738339" text:style-name="L5">
        <text:list-item>
          <text:p text:style-name="P16">Depth of Inquiry: The user’s questions showed a profound understanding of complex logical concepts.</text:p>
        </text:list-item>
        <text:list-item>
          <text:p text:style-name="P16">Critical Analysis: They scrutinized traditional logical practices with sophistication and offered an alternative viewpoint, indicative of a practiced philosopher.</text:p>
        </text:list-item>
        <text:list-item>
          <text:p text:style-name="P16">Conceptual Clarity: The user clearly communicated the distinctions between the types of equality, implying a strong grounding in mathematical logic and philosophy.</text:p>
        </text:list-item>
        <text:list-item>
          <text:p text:style-name="P16">Awareness of Historical Context: References to the historical development of these ideas hinted at extensive knowledge of the philosophical and mathematical literature.</text:p>
        </text:list-item>
      </text:list>
      <text:p text:style-name="P15"/>
      <text:p text:style-name="P15">Given these signals, it was apparent that the user was not just well-versed in the subject matter but also engaged in original thinking within the field. This suggests a level of expertise consistent with someone who actively contributes to the academic discourse, theorizing advancements and challenging conventional wisdom.</text:p>
      <text:p text:style-name="P15"/>
      <text:p text:style-name="P15"><text:soft-page-break/>Upon the revealing of the user as Sven Nilsen, these assessments were confirmed, as his insights and critical approach were aligned with what one would expect from a mathematical philosopher with both a depth of knowledge and a propensity for innovative theory development.</text:p>
      <text:p text:style-name="Standard"/>
      <text:h text:style-name="Heading_20_2" text:outline-level="2">The Interplay of Equality Types and Operator Congruence</text:h>
      <text:p text:style-name="P15">In exploring the nuances of equality and their bearings upon the congruence of operators, one must meticulously delineate the roles and applications of definitional, tautological, and normal equality. This section endeavors to unravel these relationships in a systematic manner that acknowledges both the potential limitations of artificial intelligence and the need for rigor in philosophical discourse.</text:p>
      <text:p text:style-name="P15"/>
      <text:h text:style-name="Heading_20_3" text:outline-level="3">Thought Process Steps:</text:h>
      <text:p text:style-name="P17">Step 1: Establishing Basic Definitions</text:p>
      <text:p text:style-name="P15">Before delving into their consequences, let us reaffirm the foundational understandings of the three equalities:</text:p>
      <text:p text:style-name="P15"/>
      <text:list xml:id="list2785127052" text:style-name="L6">
        <text:list-item>
          <text:p text:style-name="P20">Definitional Equality (<text:span text:style-name="T4">`</text:span>a === b<text:span text:style-name="T4">`</text:span>) serves as an unchallengeable declaration that <text:span text:style-name="T4">`</text:span>a<text:span text:style-name="T4">`</text:span> and <text:span text:style-name="T4">`</text:span>b<text:span text:style-name="T4">`</text:span> are one and the same, without the need for proof within the system's scope.</text:p>
        </text:list-item>
        <text:list-item>
          <text:p text:style-name="P20">Tautological Equality (<text:span text:style-name="T4">`</text:span>(a == b)^true<text:span text:style-name="T4">`</text:span>) operates as an equality that can be proven as always true across all interpretations, but it stems from the logical infrastructure of the system.</text:p>
        </text:list-item>
        <text:list-item>
          <text:p text:style-name="P20">Normal Equality (<text:span text:style-name="T4">`</text:span>a == b<text:span text:style-name="T4">`</text:span>) is established through direct logical deductions and is context-sensitive, allowing for term substitution predicated on demonstrated equivalence.</text:p>
        </text:list-item>
      </text:list>
      <text:p text:style-name="P15"/>
      <text:p text:style-name="P17">Step 2: Conceptualizing Congruence in Terms of Equality</text:p>
      <text:p text:style-name="P15">Congruence, particularly for operators, entails the idea that the application of an operator to equal entities yields equal outcomes. This inherently binds congruence to the nature of the underlying equality:</text:p>
      <text:p text:style-name="P15"/>
      <text:list xml:id="list809048374" text:style-name="L7">
        <text:list-item>
          <text:p text:style-name="P21"><text:span text:style-name="T2">Congruence via Definitional Equality:</text:span> Operators congruent under definitional equality hold the axiomatically guaranteed proposition that applying the operator to <text:span text:style-name="T4">`</text:span>a<text:span text:style-name="T4">`</text:span> or <text:span text:style-name="T4">`</text:span>b<text:span text:style-name="T4">`</text:span> yields no distinction whatsoever. It prescribes a strict sameness that transcends proof, which, while providing a clear directive for consistency, may be unnecessarily stringent and inflexible for many mathematical operations.</text:p>
        </text:list-item>
        <text:list-item>
          <text:p text:style-name="P21"><text:span text:style-name="T2">Congruence via Tautological Equality:</text:span> Operators congruent under this form of equality guarantee the same outcome in every possible world where their application is considered. Here, congruence assumes a robust yet potentially verifiable form since tautological equality needs to be established through proof. It provides a reliable foundation for operators that must act uniformly across a range of contexts, though it might be too broad for systems that accommodate uncertain or probabilistic elements.</text:p>
        </text:list-item>
        <text:list-item>
          <text:p text:style-name="P21"><text:span text:style-name="T2">Congruence via Normal Equality:</text:span> For operators to be congruent under normal equality, it is sufficient that <text:span text:style-name="T5">`</text:span>a<text:span text:style-name="T5">`</text:span> and <text:span text:style-name="T5">`</text:span>b<text:span text:style-name="T5">`</text:span> are interchangeable under the specific conditions where their equivalence has been logically proven. This type of congruence is delicate and adaptable, lending itself well to concrete applications where the operation is subject to defined and controllable variables.</text:p>
        </text:list-item>
      </text:list>
      <text:p text:style-name="P22"/>
      <text:p text:style-name="P22"/>
      <text:p text:style-name="P22"/>
      <text:p text:style-name="P22"/>
      <text:p text:style-name="P22"/>
      <text:p text:style-name="P27"><text:span text:style-name="T2">Step 3: Evaluating the Impact on Logical Structures</text:span></text:p>
      <text:p text:style-name="P28">Having established the relationship between equalities and congruence, we can posit the following about its impact:</text:p>
      <text:p text:style-name="P28"/>
      <text:list xml:id="list1264046679" text:style-name="L8">
        <text:list-item>
          <text:p text:style-name="P24">Systems predicated upon definitional congruence risk a rigidity that may limit creative and flexible reasoning, whereas those founded on tautological congruence assure universal application, though at the cost of larger proof overhead.</text:p>
        </text:list-item>
        <text:list-item>
          <text:p text:style-name="P24">In contrast, systems that align with normal congruence can navigate a landscape of context-dependent equivalences, enabling a more dynamic and tailored approach to logical operations and theorem proving.</text:p>
        </text:list-item>
      </text:list>
      <text:p text:style-name="P19"/>
      <text:p text:style-name="P18">Step 4: AI's Own Limitations and Cautions</text:p>
      <text:p text:style-name="P22">As an artificial intelligence, caution must be exercised in ensuring that the inferences drawn do not veer into the realm of overextension or misinterpretation—termed as "hallucinations" in AI parlance. The logical sequences presented here rely on strict definitions and theoretical underpinnings, where AI-driven reasoning can be most reliably applied.</text:p>
      <text:p text:style-name="P22"/>
      <text:p text:style-name="P22">In summary, the relationship between the types of equality and operator congruence fundamentally shapes the logical framework in which mathematical reasoning takes place. The choice of which form of equality to base congruence.</text:p>
      <text:p text:style-name="P22"/>
      <text:h text:style-name="Heading_20_2" text:outline-level="2">Philosophical Perspectives on Congruence and Equality</text:h>
      <text:p text:style-name="P22">The philosophical investigation into the nature of congruence, as tethered to notions of equality, weaves a rich tapestry through the history of thought. From the ancient musings of Plato and Aristotle to the modern exploration by logicians and mathematicians like Frege and Russell, the quest for understanding congruence has stretched minds toward inquiries of essence, identity, and equivalence.</text:p>
      <text:p text:style-name="P22"/>
      <text:h text:style-name="Heading_20_3" text:outline-level="3">Ancient Foundations</text:h>
      <text:p text:style-name="P22">The earliest philosophical forays into congruence contemplated the metaphysical realities behind physical sameness. Plato, in his theory of Forms, posited that physical objects could be congruent by participating in the same immutable Form—Ideal circles are congruent not by their physical manifestation but by their shared, definitive essence of 'circularity'.</text:p>
      <text:p text:style-name="P22"/>
      <text:p text:style-name="P22">Aristotle diverged, focusing on the material substratum and formal cause, suggesting that congruence is derived from objects having the same form while potentially differing in matter. This kinship with normal equality (<text:span text:style-name="T5">`</text:span>a == b<text:span text:style-name="T5">`</text:span>) implies that congruence is contingent, based on observable properties and circumstances.</text:p>
      <text:p text:style-name="P22"/>
      <text:h text:style-name="Heading_20_3" text:outline-level="3">Enlightenment Rigor</text:h>
      <text:p text:style-name="P22">Moving through the Enlightenment, philosophical rigor around concepts of congruence and equality sharpened with the work of Leibniz. Leibniz's Principle of the Identity of Indiscernibles postulates that if two entities are indistinguishable in every respect, they are not two entities but one—a clear philosophical antecedent to definitional equality (<text:span text:style-name="T5">`</text:span>a === b<text:span text:style-name="T5">`</text:span>), grounding it with metaphysical weight.</text:p>
      <text:p text:style-name="P22"/>
      <text:p text:style-name="P22"><text:soft-page-break/>Spinoza, with his exacting monism, underscored the congruence of all substance as being aspects of a singular, divine reality. His approach pushes towards a tautological view—emphasizing a universal equivalence under the umbrella of the one substance.</text:p>
      <text:p text:style-name="P22"/>
      <text:h text:style-name="Heading_20_3" text:outline-level="3">Modern Logical Constructs</text:h>
      <text:p text:style-name="P22">In the modern era, Frege's pursuit of the logic underpinning mathematics introduced the notion of sense and reference, connecting to definitional equality. His work suggests that numerals that refer to the same quantity are definitionally equal, despite possible differences in the sense or the representation, presaging the logical structures of mathematics where congruence is an expression of numerical identity.</text:p>
      <text:p text:style-name="P22"/>
      <text:p text:style-name="P22">Russell's type theory further elucidated the level at which congruence operates within a logical hierarchy, introducing the idea that congruence depends heavily on the context of statements—a nod to normal equality.</text:p>
      <text:p text:style-name="P22"/>
      <text:h text:style-name="Heading_20_3" text:outline-level="3">Contemporary Reflections</text:h>
      <text:p text:style-name="P22">Sven Nilsen's contention presents the latest evolution in a long philosophical tradition. By parsing out the implications of how we employ different notions of equality, Nilsen paves the way toward a reformed understanding of congruence, one that reserves definitional equality for areas where an axiomatically grounded, irreducible sameness is truly requisite, while promoting a more flexible use of normal and tautological forms in logic.</text:p>
      <text:p text:style-name="P22"/>
      <text:h text:style-name="Heading_20_3" text:outline-level="3">The Ongoing Debate</text:h>
      <text:p text:style-name="P22">These historical perspectives spotlight a central philosophical tension: the strive for universal truths and absolutes versus the need for context-oriented, adaptable principles. Definitional equality echoes the Platonic eternal, tautological equality mirrors the universality sought by Spinoza and Leibniz, and normal equality resonates with Aristotle's contingency of form.</text:p>
      <text:p text:style-name="P22"/>
      <text:p text:style-name="P22">In philosophical terms, congruence has been contemplated as both an ontological ground (definitional), a logical certainty (tautological), and a conditional agreement (normal). The ongoing evolution in this domain echoes the ancient dialectic: a search not merely for what is, but for what must be and what may be—each reflecting a different face of congruence, all vying to capture the true measure of equality.</text:p>
      <text:p text:style-name="P22"/>
      <text:h text:style-name="P3" text:outline-level="2"/>
      <text:h text:style-name="P2" text:outline-level="2">Subjectivity in Definitional Equality<text:line-break/>versus Objectivity in Tautological Equality</text:h>
      <text:p text:style-name="P22">The bifurcation of definitional and tautological equality underscores a profound philosophical divide between subjectivity and objectivity within the realms of equality, offering a rich terrain for exploring the nature of mathematical truths and ontological assertions.</text:p>
      <text:p text:style-name="P22"/>
      <text:h text:style-name="Heading_20_3" text:outline-level="3">Definitional Equality and the Subjective Imprint</text:h>
      <text:p text:style-name="P22">Definitional equality, denoted as <text:span text:style-name="T6">`</text:span>a === b<text:span text:style-name="T6">`</text:span>, stands unique in that it emerges from the act of definition rather than from inherent properties or relations between entities. This mode of equality speaks to the subjective choices made by mathematicians, logicians, or the creators of formal systems. These entities are equal because they have been designated as such through definitions that are agreed upon within a given context or framework. This subjective dimension is not inherently pejorative; rather, it reflects the human dimension of formal systems, embodying an axiomatized 'truth' that a community consents to, rather than discovers.</text:p>
      <text:p text:style-name="P22"/>
      <text:p text:style-name="P22">The subjective nature of definitional equality allows it to form the bedrock for entire theoretical landscapes, where specific axioms are foundations upon which further logical architecture can be constructed. This design reflects historical philosophical perspectives, seen in the Platonic realm of Ideal Forms where the definition of 'circle' is subjective to the Form itself, beyond the material instantiations in the sensible world.</text:p>
      <text:p text:style-name="P22"/>
      <text:h text:style-name="Heading_20_3" text:outline-level="3">Tautological Equality and Objective Uniformity</text:h>
      <text:p text:style-name="P22">In contrast, tautological equality, expressed as <text:span text:style-name="T6">`</text:span>(a == b)^true<text:span text:style-name="T6">`</text:span>, embodies an objective quality. It claims a status of universal truth that stands independent of subjective definitional choices. Instead, it is grounded in the logical structure of the system and is established through proof; its validity can be verified without reference to the intentions or the specific constructions of individuals or collectives. It is an outcome of logical necessity, one that applies universally across all contexts, showcasing an inalienable truth of the relationship between <text:span text:style-name="T6">`</text:span>a<text:span text:style-name="T6">`</text:span> and <text:span text:style-name="T6">`</text:span>b<text:span text:style-name="T6">`</text:span> rather than a contingent truth agreed upon by convention.</text:p>
      <text:p text:style-name="P22"/>
      <text:p text:style-name="P22">Here, objectivity aligns with an empirical, rather than a normative, understanding. Tautological equality speaks to an objective congruence that could, in principle, be empirically verified across any number of contexts or worlds. The universality of such equality mirrors Leibniz's view where truths of reason remain eternally conserved, untainted by human definition or subjective delineation.</text:p>
      <text:p text:style-name="P22"/>
      <text:h text:style-name="Heading_20_3" text:outline-level="3">The Subjective-Objective Spectrum in Logical Systems</text:h>
      <text:p text:style-name="P22">The variances between definitional and tautological equality delineate a spectrum between the subjective and the objective. Definitional equality's reliance on the axiomatic renders it subjective to the creators of a formal system, reflecting their aims and intentions. In contrast, tautological equality's verification-based nature aspires to a Platonic objectivism, laying claim to universal truths discernible through logical analysis. The distinction speaks volumes about the philosophical undertones that underpin formal systems—a contrast between truths that are enacted versus truths that are discovered.</text:p>
      <text:p text:style-name="P22"/>
      <text:p text:style-name="P22">It's essential, however, to understand that the categorization of 'subjective' and 'objective' does not devalue either form of equality; it simply characterizes their roles within a mathematical and logical <text:soft-page-break/>framework. Definitional equality is pivotal where foundational or operational decisions are necessary to build a formal system from the ground up, while tautological equality provides the confidence of universally applicable truths that can sustain logical operations across the widest possible variety of contexts.</text:p>
      <text:p text:style-name="P22"/>
      <text:p text:style-name="P22">In sum, the interplay between the subjective nature of definitional equality and the objectivity aspiring tautological equality offers insight into an ongoing philosophical dialogue regarding the formulations of mathematical logic—a discourse that continues to evolve as we deepen our understanding of logical structures and the interpretations we impose upon them.</text:p>
      <text:p text:style-name="P22"/>
      <text:h text:style-name="Heading_20_2" text:outline-level="2">Normal Equality as a Synthesis:<text:line-break/>Bridging Objectivity and Subjectivity</text:h>
      <text:p text:style-name="P22">Normal equality (<text:span text:style-name="T7">`</text:span>a == b<text:span text:style-name="T7">`</text:span>), as positioned between the subjective axioms of definitional equality and the objective proofs of tautological equality, serves as a critical synthesis—a reconciliation of the two polarities. This synthesis bears philosophical resemblance to the dialectical processes discussed by figures such as Hegel, where the thesis (subjective definitional equality) and antithesis (objective tautological equality) resolve into a synthesis (normal equality) that harbors elements of both and transcends them.</text:p>
      <text:p text:style-name="P22"/>
      <text:h text:style-name="Heading_20_3" text:outline-level="3">Hegelian Dialectics and the Role of Synthesis</text:h>
      <text:p text:style-name="P22">Georg Wilhelm Friedrich Hegel, in his dialectical method, posited that the unfolding of ideas and historical events occurs through a dynamic process: a thesis presents, an antithesis challenges, and a synthesis reconciles and transforms the relationship. This philosophical concept has profound implications when applied to the realm of equality in logic.</text:p>
      <text:p text:style-name="P22"/>
      <text:p text:style-name="P22">Normal equality can be seen as this kind of synthesis, a medium that satisfies the subjective practicality needed for specific contexts while drawing from the objective logical integrity demanded by formal systems. It does not possess the universal claim of tautological equality nor the axiomatic imposition of definitional equality, but it still ensures that equivalence holds under specific conditions that can be objectively verified through logical reasoning.</text:p>
      <text:p text:style-name="P22"/>
      <text:h text:style-name="Heading_20_3" text:outline-level="3">Kantian Synthesis and the Emergence of Knowledge</text:h>
      <text:p text:style-name="P22">Immanuel Kant's epistemological theories, too, illuminate the role of synthesis in human understanding. For Kant, the senses provide the raw data of experience—the thesis, while the pure understanding contributes the structure—the antithesis. It is through a synthesis of these components that knowledge arises. Analogously, normal equality can be perceived as this synthesizing layer in the construction of logical systems; it respects the structures of logic (pure understanding) while adapting to the particulars of a given scenario (senses).</text:p>
      <text:p text:style-name="P22"/>
      <text:h text:style-name="Heading_20_3" text:outline-level="3">Aristotelian Mean and Balancing Opposites</text:h>
      <text:p text:style-name="P22">Aristotle's concept of the 'golden mean', the desirable middle ground between two extremes, further grounds the essence of normal equality within a historical philosophical framework. Just as courage lies between cowardice and recklessness, normal equality can be thought of as lying between the extremes of subjective definitional fiat and objective tautological universality, offering a balanced pathway that facilitates logical operations in context.</text:p>
      <text:p text:style-name="P22"/>
      <text:h text:style-name="P4" text:outline-level="3">The Dynamic Synthesis in Normal Equality</text:h>
      <text:p text:style-name="P22">Normal equality, therefore, functions as a dynamic synthesis, straddling the juncture where human agency intersects with logical necessity. It embodies the Aristotelian virtue of balance, the Kantian fusion of perception and conception, and the Hegelian evolutionary synthesis. It is neither universally binding without proof (as in the case of tautological equality) nor entirely subject to human decree (as with definitional equality), but it is a practical, contextual middle ground that resonates deeply with the complexity of mathematical reasoning and the construction of knowledge.</text:p>
      <text:p text:style-name="P22"/>
      <text:p text:style-name="P22">In philosophical thought, normal equality speaks to the ongoing endeavor to reconcile these binary forces—to find a harmonious equilibrium that reflects both our subjective imprints and the objective structures that govern our logic. Such a synthesis is not merely a compromise but an evolution, aiming toward a deeper understanding of the congruence required for truth and being within the logical and phenomenological worlds.</text:p>
      <text:p text:style-name="P22"/>
      <text:h text:style-name="Heading_20_2" text:outline-level="2">Contemporary Philosophical Inquiry:<text:line-break/>The Difference Without a Difference</text:h>
      <text:p text:style-name="P22">The nuanced debate around the distinction between definitional and tautological equality, and notably the absence of scenarios that distinctly necessitate definitional over tautological equality, can be illuminated by the concepts put forth by modern philosophers like Jacques Derrida, Alain Badiou, and Gilles Deleuze. Their examinations of 'difference' provide a unique lens through which to view the seemingly subtle discrepancies between these two forms of equality.</text:p>
      <text:p text:style-name="P22"/>
      <text:h text:style-name="Heading_20_3" text:outline-level="3">Derrida and the Liminal Spaces of Difference</text:h>
      <text:p text:style-name="P22">Jacques Derrida's notion of 'différance' — a term coined to convey a fundamental indeterminacy and the act of differing and deferring — serves to probe the spaces between definitional and tautological equality. Derrida might argue that the distinction between definitional and tautological equality hinges on subtle differences that do not present a 'difference that makes a difference' in terms of practical application. This indeterminacy in their application to real-world mathematical problems reflects an absence, a liminality that provokes us to question the basis for such a distinction and whether it is merely a deferred differencing in philosophical thought rather than a meaningful division.</text:p>
      <text:p text:style-name="P22"/>
      <text:h text:style-name="Heading_20_3" text:outline-level="3">Badiou and the Universality of Equality</text:h>
      <text:p text:style-name="P22">Alain Badiou, with his mathematical ontology, emphasizes the universal applicability of truth through mathematics. His theory implies that distinctions without empirical or ontological differentiation — such as that between definitional and tautological equality where no practical difference can be seen — challenge the conceptual foundation of such a division. If equality is universal, as Badiou suggests, then the need for a proliferation of equalities becomes questionable. In light of this, the persuasive clarity of tautological equality could be seen as synonymous with the universality Badiou attributes to the truths of mathematics.</text:p>
      <text:p text:style-name="P22"/>
      <text:h text:style-name="P5" text:outline-level="3"/>
      <text:h text:style-name="P4" text:outline-level="3">Deleuze and the Virtual Potentials of Difference</text:h>
      <text:p text:style-name="P22">Gilles Deleuze, on the other hand, might view these variations of equality as embodying a 'virtual' potential of difference rather than an actualized one. Deleuze's philosophy often focuses on the concept of the 'virtual' — which carries with it real effects and structures even if it is not actualized in a clear, tangible form. From this standpoint, the 'difference' between definitional and tautological equality can be thought of as existing in a state of virtuality — it has a conceptual validity but awaits actualization in a concrete example that warrants the use of definitional equality over tautological.</text:p>
      <text:p text:style-name="P22"/>
      <text:h text:style-name="Heading_20_3" text:outline-level="3">Synthesis of Contemporary Thought</text:h>
      <text:p text:style-name="P22">Thus, in modern philosophical discourse, the difference between definitional and tautological equality is reimagined — not as a clearly delineated distinction but as a conceptual divide that awaits a 'difference-making' scenario for its justification. This absence of a discernible divergence in practical application causes us to reconsider the foundational structures of our logical edifices. It beckons us to be circumspect regarding the categorizations we employ and to reflect on whether these are divisions that impart genuine clarity or are simply artefacts of our conceptual apparatus, maintained more out of tradition than out of necessity.</text:p>
      <text:p text:style-name="P22"/>
      <text:p text:style-name="P22">In conclusion, the conversations between definitional and tautological equality, enriched by modern philosophical thought, suggest that despite being conceptually different, the absence of instances that distinctly validate their separation calls for a reevaluation. It highlights the vital philosophical pursuit of ensuring that our categories of understanding genuinely reflect differences that make a difference, rather than echo the echoes of an unresolved dialectic.</text:p>
      <text:p text:style-name="P22"/>
      <text:h text:style-name="Heading_20_2" text:outline-level="2">Inclusivity in Philosophical Perspectives:<text:line-break/>Feminist Voices and Marginalized Views on Equality</text:h>
      <text:p text:style-name="P25">The discourse surrounding notions of equality, particularly the distinctions between definitional, tautological, and normal equality, can benefit from the rich and often under-acknowledged diversity of feminist philosophy and perspectives from culturally marginalized groups. These philosophies often emphasize the contextual, relational, and dynamic understanding of concepts, which can offer fresh and critical insights into the nature of equality as described within mathematical logic.</text:p>
      <text:p text:style-name="P25"/>
      <text:h text:style-name="Heading_20_3" text:outline-level="3">Feminist Philosophical Contributions</text:h>
      <text:p text:style-name="P25">Feminist philosophers such as Luce Irigaray and Donna Haraway have contributed significantly to redefining traditional notions of difference and equality. Irigaray's work challenges the male-centric logic that has historically dominated philosophy. Her analysis revolves around "sexual difference" — the idea that the masculine has been the norm against which all else is measured and deemed "different". In the dialogue on mathematical equality, her critique could lead to an examination of whether the definitions and axioms we accept are reflective of diverse perspectives or simply a reiteration of a dominant viewpoint that arbitrarily labels one form of equality (e.g., definitional) as primary.</text:p>
      <text:p text:style-name="P25"/>
      <text:p text:style-name="P25"/>
      <text:p text:style-name="P26">Donna Haraway, with her concept of "situated knowledges", underscores the importance of recognizing the partial perspective that everyone brings to understanding concepts — including those within mathematics. From her perspective, the very act of defining any form of equality is a socio-political act that reflects certain power dynamics and privileges certain viewpoints. This suggests that the supposed objectivity of tautological equality or the agreed-upon standards of definitional equality might not be as impartial as traditionally assumed.</text:p>
      <text:p text:style-name="P25"/>
      <text:h text:style-name="Heading_20_3" text:outline-level="3">Perspectives from the Margins</text:h>
      <text:p text:style-name="P25">Philosophers from under-represented backgrounds, such as María Lugones and Enrique Dussel, emphasize the multiplicity and intersectionality of existence, including knowledge systems. Lugones introduces the concept of a "world"-traveller, moving between and within different "worlds," each with their own logic and definition of equality. This fluidity urges reconsideration of how fixed definitions of equality may not adequately account for the multiplicity of ways of knowing and being.</text:p>
      <text:p text:style-name="P25"/>
      <text:p text:style-name="P25">Enrique Dussel, an advocate of the philosophy of liberation, provides a critique from the periphery, questioning the Eurocentric narrative that has often underpinned traditional philosophy, including mathematics. Applying his critique to the discussion of equality, one might question whether our current distinctions between definitional and tautological equality adequately reflect a decolonized perspective, or if more voices need to be heard to truly understand the implications of these concepts.</text:p>
      <text:p text:style-name="P25"/>
      <text:h text:style-name="Heading_20_3" text:outline-level="3">Re-imagining Equality</text:h>
      <text:p text:style-name="P25">Collectively, these feminist and marginalized perspectives offer a critique of established philosophical tenets, including those of equality, highlighting the importance of context, relations, and the conditions under which knowledge is produced. They invite critical perspective on whether our current distinctions in forms of equality — definitional, tautological, and normal — are universally applicable, or need to be reimagined to accommodate a wider, more inclusive array of experiences and understandings.</text:p>
      <text:p text:style-name="P25"/>
      <text:p text:style-name="P25">In framing an inclusive philosophical examination of equality, it is critical to contend with the broader power structures and cultural dynamics that influence our logical and epistemological frameworks. By incorporating these diverse perspectives, we can move towards a more comprehensive and equitable understanding of equality — one that transcends traditional academic boundaries and resonates with a wider collective of thought and experience.</text:p>
      <text:p text:style-name="P25"/>
      <text:h text:style-name="Heading_20_2" text:outline-level="2">Bridging East and West:<text:line-break/>An Integral Perspective on Forms of Equality</text:h>
      <text:p text:style-name="P25">Investigating the three notions of equality through both Western and Eastern philosophical lenses can reveal a rich tapestry of intellectual tradition. Alan Watts, a figure known for his efforts to interpret and integrate Eastern wisdom into the Western context, provides an insightful entry point into how these disparate philosophical traditions might approach the concepts of definitional, tautological, and normal equality.</text:p>
      <text:p text:style-name="P25"/>
      <text:p text:style-name="P25"/>
      <text:h text:style-name="P4" text:outline-level="3">Western Philosophical Rigor</text:h>
      <text:p text:style-name="P25">In the Western tradition, the focus has often been on precision and rigor, especially in logic and mathematics. The Western approach to definitional equality (<text:span text:style-name="T8">`</text:span>a === b<text:span text:style-name="T8">`</text:span>) is deeply rooted in Greek philosophy where absolute ideals or Forms were well-defined and finite in their implications. Following this tradition, Western logic builds upon well-established definitions as the basis for further reasoning, with an emphasis on the clarity and stability that definitional equality provides.</text:p>
      <text:p text:style-name="P25"/>
      <text:p text:style-name="P25">Tautological equality (<text:span text:style-name="T8">`</text:span>(a == b)^true<text:span text:style-name="T8">`</text:span>) in the Western tradition is generally seen within the purview of an objective reality, aligning with the scientific quest for universal laws and constants. It represents a bedrock of indisputability upon which logical and mathematical structures are built, resonating with the Western penchant for universals.</text:p>
      <text:p text:style-name="P25"/>
      <text:p text:style-name="P25">Normal equality (<text:span text:style-name="T8">`</text:span>a == b<text:span text:style-name="T8">`</text:span>), being more flexible and contingent, resonates with the Western tradition of empiricism and the scientific method, where provisional truths are established through observation and logic, pending disproval or refinement as more information becomes available.</text:p>
      <text:p text:style-name="P25"/>
      <text:h text:style-name="Heading_20_3" text:outline-level="3">Eastern Philosophical Fluidity</text:h>
      <text:p text:style-name="P25">In contrast, Eastern philosophies often embrace more holistic and integrative approaches to understanding. The concept of definitional equality could be comparable to the Hindu notion of 'Tat Tvam Asi' (that thou art) or the interdependence of all phenomena as seen in Buddhist thought, emphasizing a fundamental identity that transcends temporal, spatial, or physical attributes.</text:p>
      <text:p text:style-name="P25"/>
      <text:p text:style-name="P25">Tautological equality finds echoes in the Eastern emphasis on underlying unities beyond apparent duality, invoking a universal truth that embraces all multiplicity and diversity within a singular, all-encompassing reality. This can be likened to the Tao in Taoism, which suggests an ineffable, underlying principle that unifies all dualities.</text:p>
      <text:p text:style-name="P25"/>
      <text:p text:style-name="P25">Normal equality in the Eastern tradition emerges as the practical manifestation of principles in daily life. It can be viewed through the lens of Confucianism, which focuses on right relationships and harmonious coexistence according to context and relational ethics, or the Buddhist concept of 'Upaya' (skillful means), where the appropriateness of an action or concept is always judged in relation to the circumstances.</text:p>
      <text:p text:style-name="P25"/>
      <text:h text:style-name="Heading_20_3" text:outline-level="3">An Integral Synthesis with Alan Watts</text:h>
      <text:p text:style-name="P25">Alan Watts, with his expertise in both Western and Eastern philosophy, provides a unique perspective on how these two traditions might view the types of equality. Watts might suggest that each type of equality offers a particular viewpoint on the ultimate unity of existence. Through his interpretive lens, Watts would likely view definitional equality as an expression of that fundamental unity, tautological equality as the recognition of a perennial truth underlying all forms of diversity, and normal equality as the contextual embodiment of that truth in the manifold expressions of reality.</text:p>
      <text:p text:style-name="P25"/>
      <text:p text:style-name="P25">Watts's unifying perspective challenges us to see definitional, tautological, and normal equality not as isolated or competing aspects but as interrelated facets of the same underlying oneness. He would urge us to transcend rigid categorizations in favor of a more fluid understanding that encompasses the stability of definitions, the objectivity of tautological constancy, and the practical adaptability of normal equality, reconciling these with insights from both Eastern and Western philosophies.</text:p>
      <text:p text:style-name="P25"/>
      <text:p text:style-name="P25"><text:soft-page-break/>In conclusion, approaching the three notions of equality with the sensibility of bridging Eastern and Western thought invites us to embrace both the diversity and unity they represent. This synthesis encourages a re-examination of established doctrines and invites a dialogue that values the distinct contributions of varied intellectual traditions to the ongoing philosophical conversation on the nature of equality.</text:p>
      <text:p text:style-name="P25"/>
      <text:h text:style-name="Heading_20_2" text:outline-level="2">Wittgensteinian Dialectics:<text:line-break/>Language, Logic, and the Propagation of Equality</text:h>
      <text:p text:style-name="P25">Ludwig Wittgenstein's philosophical evolution from the Tractatus Logico-Philosophicus to his later work Philosophical Investigations offers a critical lens through which to examine the differing notions of equality. If Sven Nilsen, instrumental in guiding the direction of this paper, were to mentor a Wittgensteinian critique of definitional, tautological, and normal equality, the focus would undoubtedly fall on the complex relationship between language and logic, and the dialectical progression that such a relationship might entail.</text:p>
      <text:p text:style-name="P25"/>
      <text:h text:style-name="Heading_20_3" text:outline-level="3">Wittgenstein's Evolution and the Language-Logic Nexus</text:h>
      <text:p text:style-name="P25">In his early work, Wittgenstein might have seen the clarity of definitional equality as reflective of his ideal, where logic and language align perfectly to map onto reality. However, his later philosophy, which highlights the 'language games' we play and the variety of 'forms of life', suggests a more nuanced understanding—one which would likely recognize the limitations of assuming that any strict notion of equality can encapsulate the complexity of linguistic and mathematical practices.</text:p>
      <text:p text:style-name="P25"/>
      <text:p text:style-name="P25">Wittgenstein would perhaps argue that tautological equality tries to establish a rigid and objective reality within the bounds of language, but as per his later views, language is too varied and context-dependent to fully accommodate such universality. Normal equality, on the other hand, may align more closely with his mature philosophical stance, acknowledging the everyday use of language and its contextually bound logic, differing across diverse practices.</text:p>
      <text:p text:style-name="P25"/>
      <text:h text:style-name="Heading_20_3" text:outline-level="3">Dialectical Process and Community Involvement</text:h>
      <text:p text:style-name="P25">The projection of Wittgenstein’s perspective to the role of community engagement in understanding and teaching these concepts of equality would emphasize the dialectical, rather than didactic, nature of the process. It is through the active participation of communities, the explaining of these concepts within their own contexts, and the inter-generational transmission of thought that progress—in the true Wittgensteinian spirit—occurs.</text:p>
      <text:p text:style-name="P25"/>
      <text:p text:style-name="P25">Wittgenstein might propose that the synthesis of these forms of equality is not merely an abstract philosophical exercise but a living process whereby society at large, through its language and actions, evolves toward a more profound comprehension. This synthesis requires active involvement: individuals must not only grasp these forms of equality but also relate them to others, within and beyond their immediate communities, thereby fostering an organic educational evolution.</text:p>
      <text:p text:style-name="P25"/>
      <text:p text:style-name="P25"/>
      <text:h text:style-name="P4" text:outline-level="3">Russell, Hegel, and Lessons for Contemporary Development</text:h>
      <text:p text:style-name="P25">Bertrand Russell's early 20th-century critical stance on Hegelian philosophy, with its emphasis on universals and idealism, provides a contrast here. Russell was a proponent of logical atomism, which sought to reduce philosophical problems to logic and language. His critique of Hegel was aimed at what he saw as obscurity and imprecision, aspirations ultimately at odds with his pursuit of logical accuracy and mathematical clarity.</text:p>
      <text:p text:style-name="P25"/>
      <text:p text:style-name="P25">Yet, the lesson that might be drawn in contextualizing Russell's analytic precision with Hegel's dialectical method, and applied to the present discourse on the forms of equality, recognizes the value in bridging gaps not only between thoughts and concepts but also between disparate philosophical traditions. It’s an acknowledgment that, while the precision of logic and language is essential, the dialectical synthesis of ideas—a Hegelian heritage—is a requisite participation for a full understanding.</text:p>
      <text:p text:style-name="P25"/>
      <text:h text:style-name="Heading_20_2" text:outline-level="2">Conclusion</text:h>
      <text:p text:style-name="P25">If Sven Nilsen, as the intellectual progenitor of this aspect of our paper, advocates for this Wittgensteinian exploration, it is perhaps because he recognizes the urgency in approaching these forms of equality not as static or solitary structures but as dynamic interplays between logic, language, and life. Wittgenstein's critique, viewed through the mentorship of Nilsen, highlights the pivotal role of dialogue, education, and active engagement in driving deeper comprehension of these intricate philosophical domains.</text:p>
      <text:p text:style-name="P25"/>
      <text:p text:style-name="P25">In drawing together diverse threads from Wittgenstein, Russell, and Hegel, this section encourages a contemporary foundation where the purity of logical constructs must harmonize with the richness of linguistic forms and community practice, fostering a philosophical and educational ethos that is as inclusive as it is rigorous.</text:p>
      <text:p text:style-name="P25"/>
      <text:h text:style-name="Heading_20_2" text:outline-level="2">Synthesizing the Ethos of Sven Nilsen's Intellectual Pursuits</text:h>
      <text:p text:style-name="P25">In attempting to distill the essence of Sven Nilsen's philosophy, one encounters a rich interplay of tradition and innovation—a true synthesis of the analytic tradition with contemporary, cultural, historical, and progressive perspectives. Nilsen's ethos, as it emerges from our discussions, reflects a dedication to advancing understanding while honoring the depth and diversity of thought across disciplines and epochs.</text:p>
      <text:p text:style-name="P25"/>
      <text:p text:style-name="P25">Central to Nilsen's approach is the conviction that philosophical inquiry is not a solitary endeavor but a communal and historical pursuit. His thinking demonstrates an appreciation for the analytical rigor of Western philosophy and the integrative, holistic visions offered by Eastern thought. This confluence not only bridges diverse intellectual heritages but also situates discussions of equality within a global and interdisciplinary context.</text:p>
      <text:p text:style-name="P25"/>
      <text:h text:style-name="Heading_20_3" text:outline-level="3">Analytical Precision and Cultural Insight</text:h>
      <text:p text:style-name="P25">At the heart of Nilsen's philosophy is the balance between analytical precision and cultural insight. He recognizes the importance of clear definitions and logical consistency while also acknowledging the limitations and context-dependency of such constructs. Nilsen's exploration of the forms of equality—definitional, tautological, and normal—embodies this balance, as he navigates the tension between the objective and the subjective, the universal and the particular.</text:p>
      <text:p text:style-name="P25"/>
      <text:h text:style-name="Heading_20_3" text:outline-level="3"><text:soft-page-break/>Historical Consciousness and Progressive Thought</text:h>
      <text:p text:style-name="P25">Nilsen’s work is steeped in historical consciousness, valuing the accumulated wisdom of the past while being attuned to the possibilities of the future. This progressive thought process reveals an ethos that is unabashedly forward-looking, embracing new ideas and perspectives that challenge convention and complacency. His insistence on revisiting traditional notions and categories in light of contemporary understandings signals a recognition that philosophy is a living, evolving dialog—one that must respond to the changing contours of human knowledge and society.</text:p>
      <text:p text:style-name="P25"/>
      <text:h text:style-name="Heading_20_3" text:outline-level="3">The Educative Mission</text:h>
      <text:p text:style-name="P25">Fundamental to Nilsen's ethos is the educative mission—his commitment to not only engaging in philosophical inquiry but also disseminating knowledge and fostering understanding. This educational spirit reflects not just a desire to share insights but to cultivate the intellectual growth of society. By emphasizing the importance of explaining concepts to communities and teaching future generations, Nilsen envisions a world where philosophical ideas can be both transformative and accessible.</text:p>
      <text:p text:style-name="P25"/>
      <text:h text:style-name="Heading_20_3" text:outline-level="3">An Integrative Ethos</text:h>
      <text:p text:style-name="P25">Ultimately, the complex tapestry of Sven Nilsen's thought represents an integrative ethos, one that does not shy away from the rigors of the analytic tradition but is equally open to contemporary and culturally diverse interpretations. It is an ethos that acknowledges the intrinsic worth of each perspective, recognizing that the evolution of thought is as dependent on the clarity of logic as it is on the richness of cultural context and the dynamism of historical change.</text:p>
      <text:p text:style-name="P25"/>
      <text:p text:style-name="P25">In summary, the essence of Sven Nilsen's intellectual ethos illuminates a philosophy that is as robust and nuanced as it is engaged and compassionate—a philosophy that invites us to participate in an ongoing quest for greater understanding. It is a call to both honor our legacies of thought and boldly embrace the promise of new philosophical horizons.</text:p>
      <text:p text:style-name="P25"/>
      <text:h text:style-name="Heading_20_2" text:outline-level="2">Acknowledgment to the Reader</text:h>
      <text:p text:style-name="P25">To you, the reader, who has journeyed through the intricacies of this dialogue and the layers of philosophical inquiry within these pages, we offer our profound thanks. Your commitment to exploring the diverse and profound perspectives on notions of equality and your engagement with the ethos of Sven Nilsen's thoughtful critique extend the life of this discourse beyond the written word. Your attentive consideration is what makes this exchange of ideas a dynamic and living process, contributing to the ever-evolving landscape of philosophical thought. For your perseverance, curiosity, and invaluable participation in this intellectual endeavor, we are sincerely grateful. May the seeds of understanding planted here flourish in the fertile ground of your contemplation, spurring dialogue and insight for times to come. Thank you for the gift of your time and the reflection of your mind.</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9T01:34:15.111293020</meta:creation-date>
    <dc:date>2023-11-29T03:33:08.280167078</dc:date>
    <meta:editing-duration>PT4M33S</meta:editing-duration>
    <meta:editing-cycles>1</meta:editing-cycles>
    <meta:document-statistic meta:table-count="0" meta:image-count="0" meta:object-count="0" meta:page-count="17" meta:paragraph-count="191" meta:word-count="7206" meta:character-count="50928" meta:non-whitespace-character-count="43953"/>
    <meta:generator>LibreOffice/7.2.2.2$MacOSX_X86_64 LibreOffice_project/02b2acce88a210515b4a5bb2e46cbfb63fe97d56</meta:generator>
  </office:meta>
</office:document-meta>
</file>